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text-align="justify" style:justify-single-word="false"/>
      <style:text-properties officeooo:rsid="00156651" officeooo:paragraph-rsid="0016c7b9"/>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rsid="005dc235" officeooo:paragraph-rsid="005dc235"/>
    </style:style>
    <style:style style:name="P4" style:family="paragraph" style:parent-style-name="Text_20_body">
      <style:paragraph-properties fo:text-align="justify" style:justify-single-word="false"/>
      <style:text-properties officeooo:rsid="0061706d" officeooo:paragraph-rsid="0061706d"/>
    </style:style>
    <style:style style:name="P5" style:family="paragraph" style:parent-style-name="Text_20_body">
      <style:paragraph-properties fo:text-align="justify" style:justify-single-word="false"/>
      <style:text-properties officeooo:rsid="0064ef82" officeooo:paragraph-rsid="0064ef82"/>
    </style:style>
    <style:style style:name="P6" style:family="paragraph" style:parent-style-name="Text_20_body">
      <style:paragraph-properties fo:text-align="justify" style:justify-single-word="false"/>
      <style:text-properties officeooo:rsid="006c0ef7" officeooo:paragraph-rsid="006edd41"/>
    </style:style>
    <style:style style:name="P7" style:family="paragraph" style:parent-style-name="Text_20_body">
      <style:paragraph-properties fo:text-align="justify" style:justify-single-word="false"/>
      <style:text-properties officeooo:rsid="00747c82" officeooo:paragraph-rsid="00747c82"/>
    </style:style>
    <style:style style:name="P8" style:family="paragraph" style:parent-style-name="Text_20_body">
      <style:paragraph-properties fo:text-align="justify" style:justify-single-word="false"/>
      <style:text-properties officeooo:rsid="00790aaf" officeooo:paragraph-rsid="00790aaf"/>
    </style:style>
    <style:style style:name="P9" style:family="paragraph" style:parent-style-name="Text_20_body">
      <style:paragraph-properties fo:text-align="justify" style:justify-single-word="false"/>
      <style:text-properties officeooo:rsid="007aa250" officeooo:paragraph-rsid="007aa250"/>
    </style:style>
    <style:style style:name="P10" style:family="paragraph" style:parent-style-name="Text_20_body">
      <style:paragraph-properties fo:text-align="justify" style:justify-single-word="false"/>
      <style:text-properties officeooo:rsid="007af79f" officeooo:paragraph-rsid="007af79f"/>
    </style:style>
    <style:style style:name="P11" style:family="paragraph" style:parent-style-name="Text_20_body">
      <style:paragraph-properties fo:text-align="justify" style:justify-single-word="false"/>
      <style:text-properties officeooo:rsid="007d5ada" officeooo:paragraph-rsid="007d5ada"/>
    </style:style>
    <style:style style:name="P12" style:family="paragraph" style:parent-style-name="Text_20_body">
      <style:paragraph-properties fo:text-align="justify" style:justify-single-word="false"/>
      <style:text-properties officeooo:rsid="007d7499" officeooo:paragraph-rsid="007d7499"/>
    </style:style>
    <style:style style:name="P13" style:family="paragraph" style:parent-style-name="Text_20_body">
      <style:paragraph-properties fo:text-align="justify" style:justify-single-word="false"/>
      <style:text-properties officeooo:rsid="007ec42d" officeooo:paragraph-rsid="007ec42d"/>
    </style:style>
    <style:style style:name="P14" style:family="paragraph" style:parent-style-name="Text_20_body">
      <style:paragraph-properties fo:text-align="justify" style:justify-single-word="false"/>
      <style:text-properties officeooo:rsid="007fa99a" officeooo:paragraph-rsid="007fa99a"/>
    </style:style>
    <style:style style:name="P15" style:family="paragraph" style:parent-style-name="Text_20_body">
      <style:paragraph-properties fo:text-align="justify" style:justify-single-word="false"/>
      <style:text-properties officeooo:rsid="008229e9" officeooo:paragraph-rsid="008229e9"/>
    </style:style>
    <style:style style:name="P16" style:family="paragraph" style:parent-style-name="Text_20_body">
      <style:paragraph-properties fo:text-align="justify" style:justify-single-word="false"/>
      <style:text-properties officeooo:rsid="0085e08e" officeooo:paragraph-rsid="0085e08e"/>
    </style:style>
    <style:style style:name="P17" style:family="paragraph" style:parent-style-name="Text_20_body">
      <style:paragraph-properties fo:text-align="justify" style:justify-single-word="false"/>
      <style:text-properties officeooo:rsid="0087e140" officeooo:paragraph-rsid="0087e140"/>
    </style:style>
    <style:style style:name="P18" style:family="paragraph" style:parent-style-name="Text_20_body">
      <style:paragraph-properties fo:text-align="justify" style:justify-single-word="false"/>
      <style:text-properties officeooo:rsid="008bb2da" officeooo:paragraph-rsid="008bb2da"/>
    </style:style>
    <style:style style:name="P19" style:family="paragraph" style:parent-style-name="Text_20_body">
      <style:paragraph-properties fo:text-align="justify" style:justify-single-word="false"/>
      <style:text-properties officeooo:rsid="008c34d6" officeooo:paragraph-rsid="008c34d6"/>
    </style:style>
    <style:style style:name="P20" style:family="paragraph" style:parent-style-name="Text_20_body">
      <style:paragraph-properties fo:text-align="justify" style:justify-single-word="false"/>
      <style:text-properties officeooo:rsid="0090fd60" officeooo:paragraph-rsid="0090fd60"/>
    </style:style>
    <style:style style:name="P21" style:family="paragraph" style:parent-style-name="Subtitle">
      <style:text-properties officeooo:rsid="00156651" officeooo:paragraph-rsid="0016c7b9"/>
    </style:style>
    <style:style style:name="T1" style:family="text">
      <style:text-properties officeooo:rsid="0013a1d3"/>
    </style:style>
    <style:style style:name="T2" style:family="text">
      <style:text-properties officeooo:rsid="0018bd36"/>
    </style:style>
    <style:style style:name="T3" style:family="text">
      <style:text-properties officeooo:rsid="001f5545"/>
    </style:style>
    <style:style style:name="T4" style:family="text">
      <style:text-properties officeooo:rsid="001f87f1"/>
    </style:style>
    <style:style style:name="T5" style:family="text">
      <style:text-properties officeooo:rsid="0026b9c1"/>
    </style:style>
    <style:style style:name="T6" style:family="text">
      <style:text-properties officeooo:rsid="0027c971"/>
    </style:style>
    <style:style style:name="T7" style:family="text">
      <style:text-properties fo:font-style="italic" style:font-style-asian="italic" style:font-style-complex="italic"/>
    </style:style>
    <style:style style:name="T8" style:family="text">
      <style:text-properties fo:font-style="italic" officeooo:rsid="0055ff63" style:font-style-asian="italic" style:font-style-complex="italic"/>
    </style:style>
    <style:style style:name="T9" style:family="text">
      <style:text-properties officeooo:rsid="002d8c25"/>
    </style:style>
    <style:style style:name="T10" style:family="text">
      <style:text-properties officeooo:rsid="0032b184"/>
    </style:style>
    <style:style style:name="T11" style:family="text">
      <style:text-properties officeooo:rsid="00361fbf"/>
    </style:style>
    <style:style style:name="T12" style:family="text">
      <style:text-properties officeooo:rsid="0038e833"/>
    </style:style>
    <style:style style:name="T13" style:family="text">
      <style:text-properties officeooo:rsid="003a4d37"/>
    </style:style>
    <style:style style:name="T14" style:family="text">
      <style:text-properties officeooo:rsid="0041160c"/>
    </style:style>
    <style:style style:name="T15" style:family="text">
      <style:text-properties officeooo:rsid="0048b8db"/>
    </style:style>
    <style:style style:name="T16" style:family="text">
      <style:text-properties officeooo:rsid="004cfea6"/>
    </style:style>
    <style:style style:name="T17" style:family="text">
      <style:text-properties officeooo:rsid="0055ff63"/>
    </style:style>
    <style:style style:name="T18" style:family="text">
      <style:text-properties fo:font-style="normal" style:font-style-asian="normal" style:font-style-complex="normal"/>
    </style:style>
    <style:style style:name="T19" style:family="text">
      <style:text-properties fo:font-style="normal" officeooo:rsid="006935f1" style:font-style-asian="normal" style:font-style-complex="normal"/>
    </style:style>
    <style:style style:name="T20" style:family="text">
      <style:text-properties fo:font-style="normal" officeooo:rsid="006ab927" style:font-style-asian="normal" style:font-style-complex="normal"/>
    </style:style>
    <style:style style:name="T21" style:family="text">
      <style:text-properties fo:font-style="normal" officeooo:rsid="006edd41" style:font-style-asian="normal" style:font-style-complex="normal"/>
    </style:style>
    <style:style style:name="T22" style:family="text">
      <style:text-properties fo:font-style="normal" officeooo:rsid="006da543" style:font-style-asian="normal" style:font-style-complex="normal"/>
    </style:style>
    <style:style style:name="T23" style:family="text">
      <style:text-properties fo:font-style="normal" officeooo:rsid="0070be8e" style:font-style-asian="normal" style:font-style-complex="normal"/>
    </style:style>
    <style:style style:name="T24" style:family="text">
      <style:text-properties fo:font-style="normal" officeooo:rsid="007346dc" style:font-style-asian="normal" style:font-style-complex="normal"/>
    </style:style>
    <style:style style:name="T25" style:family="text">
      <style:text-properties fo:font-style="normal" officeooo:rsid="00735d18" style:font-style-asian="normal" style:font-style-complex="normal"/>
    </style:style>
    <style:style style:name="T26" style:family="text">
      <style:text-properties fo:font-style="normal" officeooo:rsid="00790edc" style:font-style-asian="normal" style:font-style-complex="normal"/>
    </style:style>
    <style:style style:name="T27" style:family="text">
      <style:text-properties fo:font-style="normal" officeooo:rsid="007ce802" style:font-style-asian="normal" style:font-style-complex="normal"/>
    </style:style>
    <style:style style:name="T28" style:family="text">
      <style:text-properties fo:font-style="normal" officeooo:rsid="007d7499" style:font-style-asian="normal" style:font-style-complex="normal"/>
    </style:style>
    <style:style style:name="T29" style:family="text">
      <style:text-properties fo:font-style="normal" officeooo:rsid="0082b275" style:font-style-asian="normal" style:font-style-complex="normal"/>
    </style:style>
    <style:style style:name="T30" style:family="text">
      <style:text-properties fo:font-style="normal" officeooo:rsid="0086cd85" style:font-style-asian="normal" style:font-style-complex="normal"/>
    </style:style>
    <style:style style:name="T31" style:family="text">
      <style:text-properties fo:font-style="normal" officeooo:rsid="0087cada" style:font-style-asian="normal" style:font-style-complex="normal"/>
    </style:style>
    <style:style style:name="T32" style:family="text">
      <style:text-properties fo:font-style="normal" officeooo:rsid="0087e140" style:font-style-asian="normal" style:font-style-complex="normal"/>
    </style:style>
    <style:style style:name="T33" style:family="text">
      <style:text-properties fo:font-style="normal" officeooo:rsid="0088379a" style:font-style-asian="normal" style:font-style-complex="normal"/>
    </style:style>
    <style:style style:name="T34" style:family="text">
      <style:text-properties fo:font-style="normal" officeooo:rsid="008a0fc3" style:font-style-asian="normal" style:font-style-complex="normal"/>
    </style:style>
    <style:style style:name="T35" style:family="text">
      <style:text-properties fo:font-style="normal" officeooo:rsid="008fe0c9"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s documents numériques : typologie<text:span text:style-name="T1">s</text:span> et formes. </text:p>
      <text:p text:style-name="Text_20_body"/>
      <text:p text:style-name="P21"><text:span text:style-name="T2">Le document sonore : aspects techniques et documentaires</text:span>.</text:p>
      <text:p text:style-name="P1"/>
      <text:p text:style-name="P2"><text:span text:style-name="T3">M. </text:span>Théron, BnF. <text:span text:style-name="T4">Panorama des points techniques autour de la conservation du son, de son support analogique à l’archive numérique. L’audio-visuel à la BnF est actuellement en train d’évoluer en tant que département dans l’organigramme global. L’audio-visuel est un département transversal pour la BnF.</text:span></text:p>
      <text:p text:style-name="P2">Les problématiques techniques autour de la mise à disposition du son pour les publics sont au coeur de son métier. <text:span text:style-name="T5">On s’attachera à la collecte, au référencement/catalogage, conservation pour l’espace rez-de-jardin. </text:span></text:p>
      <text:p text:style-name="P2">L’époque actuelle impose des changements et le département audio-visuel en fait partie. <text:span text:style-name="T6">Le nouveau nom du département devrait être un retour aux typologies : son, vidéos et multimédia. </text:span></text:p>
      <text:p text:style-name="P2">Support : il faut prendre en compte la matérialité de l’enregistrement sonore et vidéos dans les aspects de conservation de ces documents. </text:p>
      <text:p text:style-name="P2"><text:tab/>Ex : les cylindres de Thomas Edison en 1877, cylindre en cire avec un sillon pour graver le son (dit analogique). </text:p>
      <text:p text:style-name="P2">L’analogique pour retranscrire le son et la vidéos correspond à des années et des décennies d’enregistrement. Tout n’est pas encore passé en version exclusivement numérique.</text:p>
      <text:p text:style-name="P2">Analogie : retranscription de la vibration sonore ou lumineuse en fonction de l’intensité de la vibration. </text:p>
      <text:p text:style-name="P2">Numérique : ce sont d’abord des 0 et des 1, binaires, fréquence électrique très haute. À 0 le courant ne passe pas, à 1 le courant passe et on peut ensuite encoder cela en octet (<text:span text:style-name="T7">bytes</text:span> en anglais) [le bit correspond au débit instantané]. </text:p>
      <text:p text:style-name="P2">Copier des 0 et des 1 permet en théorie de recopier à l’infini alors que l’analogique copié perd en qualité à <text:span text:style-name="T9">mesure qu’on le copie. L’analogique n’est pas périn dans le temps puisque les copies (destinées à la conservation) perdent en qualité en fonction du nombre de copie. </text:span></text:p>
      <text:p text:style-name="P2"/>
      <text:p text:style-name="P2">Les différentes familles de supports dédiés à l’enregistrement et à la reproduction sonore :</text:p>
      <text:p text:style-name="P2"><text:tab/>→ les supports mécaniques (tout support contenant un sillon),</text:p>
      <text:p text:style-name="P2"><text:tab/>→ les supports magnétiques (cassette VHS ou audio avec la bande magnétique),</text:p>
      <text:p text:style-name="P2"><text:tab/>→ les supports optiques (CD-Rom audio <text:span text:style-name="T10">et le DVD pour la vidéo</text:span>).</text:p>
      <text:p text:style-name="P2"><text:soft-page-break/>Ces grandes familles permettent l’enregistrement et la diffusion mais aussi dans une certaine mesure de la reproduction. </text:p>
      <text:p text:style-name="P2">Les enjeux commerciaux apparaissent très vite autour des premiers supports tels que le cylindre d’Edison. </text:p>
      <text:p text:style-name="P2">La gravure verticale est une évolution de la technique du sillon, notamment pour les CD. </text:p>
      <text:p text:style-name="P2">Les CD-R permettait un seul enregistrement et le CD-RW permettait de ré-enregistrer plusieurs fois. <text:s/><text:span text:style-name="T11">Les cylindres étaient ré-enregistrable en rabotant la première couche de cire graver. La même chose était utilisé pour les dictaphones. </text:span></text:p>
      <text:p text:style-name="P2">Moulage par galvanoplastie : la matrice permet de reproduire et de diffuser en grande quantité un enregistrement sonore. </text:p>
      <text:h text:style-name="Heading_20_1" text:outline-level="1">Les supports analogiques. </text:h>
      <text:p text:style-name="P2">Disques 78T, <text:span text:style-name="T12">inventé par </text:span>Emile Berliner en 1887 et le gramophone, <text:span text:style-name="T12">qui utilisait la </text:span>gravure latéral (verticale pour les Pathé Saphir), <text:span text:style-name="T12">la </text:span>gomme laque et 2 faces. <text:span text:style-name="T13">La vitesse du son dépendait de la force de la manivelle et de la résistance du ressort. Ce support ne permettait l’enregistrement que de 3 min par face. Enregistrement acoustique puis électrique à partir de 1925. Au départ, on utilisait une aiguille en acier qui s’usait vite et qui abimait grandement le disque sur la durée. </text:span></text:p>
      <text:p text:style-name="P2">1920-1930 : mise en place de l’enregistrement électrique qui augmente grandement la qualité. La vitesse des machines est variable jusqu’en 1942. </text:p>
      <text:p text:style-name="P2">1947 : création du disque vinyle aux USA avec le micro-sillon. <text:span text:style-name="T14">On peut donc mettre 30min de durée audio sur chaque face. On voit aussi une normalisation de la courbe de gravure. </text:span></text:p>
      <text:p text:style-name="P2">Site de BnF : urnes de l’opéra. </text:p>
      <text:p text:style-name="P2">Vinyle : 33, 45, 16 tours, jusqu’à 30 min par face, Mono puis Stéréo. </text:p>
      <text:p text:style-name="P2">Le disque acétate, gravure directe, mais il est très fragile et se conserve mal dans le temps. </text:p>
      <text:p text:style-name="P2"/>
      <text:p text:style-name="P2">Le fil magnétique apparaît pour l’enregistrement dans les années 1940, la qualité est médiocre mais suffisante pour la voix. <text:span text:style-name="T15">Conservation d’un signal audio électrique sous forme magnétique, possibilité d’enregistrement, de lecture et d’effacement. </text:span></text:p>
      <text:p text:style-name="P2"/>
      <text:p text:style-name="P2">La bande magnétique, origine allemande, film plastique souple revêtu de particules magnétiques avec un lien et aimanté pour recevoir des informations. <text:span text:style-name="T16">Possibilité de faire du montage avec ciseaux et scotche. Les bobines pouvaient avoir différentes tailles : 13, 18, 27 cm avec différentes vitesse d’enregistrement et de lecture. On utilise ensuite les cassettes magnétiques ou digitale avec le Walk-man cassette. </text:span></text:p>
      <text:p text:style-name="P2"/>
      <text:h text:style-name="Heading_20_1" text:outline-level="1"><text:soft-page-break/>Les supports optiques.</text:h>
      <text:p text:style-name="P2">Le CD audio chez Philipps et Sony dans les années 80, lecture par rayon laser, <text:span text:style-name="T17">le support est mono-face mais on peut mettre jusqu’à 74min de contenu. Cela permettait de mettre un 33T en deux faces sur un seul support (logique commerciale on peut revendre les 33T sous une nouvelle forme). Les informations sont gravées sur des micro-cuvettes. La lecture part du centre à la périphérie (contrairement au vinyle). On parle de </text:span><text:span text:style-name="T8">pits and lands</text:span><text:span text:style-name="T17">. Mais c’est un support altérable, le CD est rayable. Pour pallier ce risque de micro-rayure, on peut utiliser les correcteurs d’erreurs type C1/C2 pour faire une interpolation pour pallier le manque. </text:span></text:p>
      <text:p text:style-name="P3">CD-R : résultat d’une gravure à partir d’une matrice. On presse le CD pour lui faire prendre les sillons. <text:s/>Il faut cette fois-ci avoir une bonne adéquation graveur (<text:span text:style-name="T7">burner</text:span><text:span text:style-name="T18">)/CD-R. Mais le vieillissement du support est très aléatoire. </text:span></text:p>
      <text:p text:style-name="P4"><text:span text:style-name="T18">Le CD pose différents problèmes : dégradation support, préservation support, duplication, obsolescence des matériels de lecture, disparition des compétences. </text:span></text:p>
      <text:h text:style-name="Heading_20_1" text:outline-level="1">La numérisation.</text:h>
      <text:p text:style-name="P5"><text:span text:style-name="T18">La numérisation va fortement dépendre du support que l’on veut numériser. </text:span><text:span text:style-name="T19">D’anciens supports sont encore très apprécié, et il faut savoir les utiliser, il faut donc continuer à transmettre ces compétences, mais aussi la fabrication des pièces détachées. </text:span><text:span text:style-name="T20">La maintenance, le nettoyage et l’étalonnage des équipements fait très largement grimper les prix de la numérisation. </text:span></text:p>
      <text:p text:style-name="P6"><text:span text:style-name="T20">L</text:span><text:span text:style-name="T18">a numérisation est un enjeux pour la conservation et la diffusion mais elle passe par l’échantillonnage, la quantification des documents. </text:span></text:p>
      <text:p text:style-name="P6"><text:span text:style-name="T21">L’échantillonnage des </text:span><text:span text:style-name="T22">CD audio</text:span><text:span text:style-name="T21">s</text:span><text:span text:style-name="T22"> : 16 bits / 44,1 kHz et aujourd’hui on fait de l’échantillon</text:span><text:span text:style-name="T23">n</text:span><text:span text:style-name="T22">age en 24bits / 96 kHz. </text:span><text:span text:style-name="T24">On augmente l’échantillonnage pour obtenir la qualité la plus nette possible du son. </text:span><text:span text:style-name="T25">C’est la base du format PCM (Pulse Code Modulation). Le format WAVE est un fichier microsoft d’encapsulage pour le son non compressé. </text:span></text:p>
      <text:p text:style-name="P7"><text:span text:style-name="T25">F</text:span><text:span text:style-name="T18">LAC : format libre qui va arriver progressivement à la BnF. </text:span></text:p>
      <text:p text:style-name="P8"><text:span text:style-name="T18">Cobuse : site de vente de CD et de fichier (avant le streaming). </text:span><text:span text:style-name="T26">Ils mettent en avant le qualitatif dans leur fichier mais on revient toujours à une question de coût pour les matériels d’écoute. </text:span></text:p>
      <text:p text:style-name="P9"><text:span text:style-name="T26">S</text:span><text:span text:style-name="T18">téréo : profondeur sonore inégalable. </text:span></text:p>
      <text:p text:style-name="P10"><text:span text:style-name="T18">Possibilité en amont de la numérisation de nettoyer et de dé-rayer les C</text:span><text:span text:style-name="T27">D pour ne pas perdre de données mais si on déraille plusieurs fois, on perd de la matière et donc des informations. La vitesse d’extraction doit aussi être prise en compte pour ne pas détériorer le son. </text:span></text:p>
      <text:p text:style-name="P11"><text:span text:style-name="T27">P</text:span><text:span text:style-name="T18">roblème d’ingestion des supports nativement numériques et propriétaires : </text:span><text:span text:style-name="T28">R-DAT, MiniDisc, CD-ROM etc. </text:span></text:p>
      <text:p text:style-name="P12"><text:span text:style-name="T18">Le format de fichier en sortie est déterminant pour la conservation et la pérennisation.</text:span></text:p>
      <text:p text:style-name="P13"><text:span text:style-name="T18">FLAC, WMA, ALAC : voir ce que sont ces formats sur Wikipédia. </text:span></text:p>
      <text:p text:style-name="P14"><text:span text:style-name="T18">Perte d’information sur le MP3 liée à la compression des fichiers. </text:span></text:p>
      <text:h text:style-name="Heading_20_1" text:outline-level="1"><text:soft-page-break/>Restauration sonore. </text:h>
      <text:p text:style-name="P15"><text:span text:style-name="T18">La restauration des fichiers sonores est souvent nécessaires pour la mise en ligne des enregistrements sonores (cf Gallica). </text:span><text:span text:style-name="T29">La restauration va éliminer les clicks, scratch, souffle, ronflement d’origine, bruit de caméra, traitement de la distorsion, réajustement de la phase stéréo etc. </text:span></text:p>
      <text:p text:style-name="P15"><text:span text:style-name="T29"/></text:p>
      <text:h text:style-name="Heading_20_1" text:outline-level="1"><text:span text:style-name="T29">L’</text:span><text:span text:style-name="T18">archivage.</text:span></text:h>
      <text:p text:style-name="P16"><text:span text:style-name="T18">Archivage sur CD-R ou DVD-R et le BD-R pour différentes capacités (800 Mo, 4,7 Go et 25 Go respectivement). </text:span></text:p>
      <text:p text:style-name="P16"><text:span text:style-name="T18">Les CD/DVD en verre, </text:span><text:span text:style-name="T30">ils sont théoriquement inaltérables (sauf si on faut tomber le matériel) </text:span><text:span text:style-name="T31">mais la capacité est faible. Pb de la société qui a fait faillite et dont les repreneurs ne sont pas sur ce projet en priorité. CD-verre pour la sonde Vo</text:span><text:span text:style-name="T32">ya</text:span><text:span text:style-name="T31">ger. </text:span></text:p>
      <text:p text:style-name="P17"><text:span text:style-name="T31">B</text:span><text:span text:style-name="T18">nF : 2,5 pétaoctets stockés sur des cartouches informatiques LTO </text:span><text:span text:style-name="T33">(capacité très importante avec des bandes magnétiques mais ce n’est pas </text:span><text:span text:style-name="T35">viable dans le temps</text:span><text:span text:style-name="T33">)</text:span><text:span text:style-name="T18">, SDLT, SAIT. </text:span></text:p>
      <text:p text:style-name="P18"><text:span text:style-name="T18">PB de compatibilité de lecture pour LTO 1 à 4, on ne peut plus lire les premières LTO, il faut faire des migrations successives. </text:span></text:p>
      <text:p text:style-name="P19"><text:span text:style-name="T18">Disques durs : accès quasi instantané aux données, capacité et performance en constante augmentation, coût en baisse régulière, mais besoin de sécurisation, consommation électrique importante, fragilité, n’évite pas l’archivage sur bande.</text:span></text:p>
      <text:p text:style-name="P19"><text:span text:style-name="T18">Cartes mémoires : meilleure tenue dans le temps car il n’y a pas de cycle d’allumage comme on en trouve dans le disque dur. Mais les capacités sont encore trop réduites. </text:span></text:p>
      <text:p text:style-name="P20"><text:span text:style-name="T18">Problème des coûts de la migration et des compétences sur les supports ancie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9T09:12:14.616594640</meta:creation-date>
    <dc:date>2018-10-09T12:06:57.732790363</dc:date>
    <meta:editing-duration>PT2H53M47S</meta:editing-duration>
    <meta:editing-cycles>109</meta:editing-cycles>
    <meta:generator>LibreOffice/5.3.7.2$MacOSX_X86_64 LibreOffice_project/6b8ed514a9f8b44d37a1b96673cbbdd077e24059</meta:generator>
    <meta:document-statistic meta:table-count="0" meta:image-count="0" meta:object-count="0" meta:page-count="4" meta:paragraph-count="55" meta:word-count="1392" meta:character-count="8797" meta:non-whitespace-character-count="7411"/>
  </office:meta>
</office:document-meta>
</file>